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600c" officeooo:paragraph-rsid="000960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</text:p>
      <text:p text:style-name="P1">Motivation</text:p>
      <text:p text:style-name="P1">Literature Survey -tabular, Scopus, index name year conference , Reference, technique used</text:p>
      <text:p text:style-name="P1"><text:tab/><text:tab/><text:tab/>observations </text:p>
      <text:p text:style-name="P1">Architecture detail / overview <text:s text:c="2"/>Technique</text:p>
      <text:p text:style-name="P1">Performance Comparison </text:p>
      <text:p text:style-name="P1">Conclusion</text:p>
      <text:p text:style-name="P1">Future Scope </text:p>
      <text:p text:style-name="P1">Efforts</text:p>
      <text:p text:style-name="P1">References</text:p>
      <text:p text:style-name="P1">QA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5:22:50.011963029</meta:creation-date>
    <dc:date>2018-03-27T20:15:27.632906117</dc:date>
    <meta:editing-duration>PT4H37M27S</meta:editing-duration>
    <meta:editing-cycles>1</meta:editing-cycles>
    <meta:document-statistic meta:table-count="0" meta:image-count="0" meta:object-count="0" meta:page-count="1" meta:paragraph-count="11" meta:word-count="28" meta:character-count="228" meta:non-whitespace-character-count="203"/>
    <meta:generator>LibreOffice/4.2.8.2$Linux_X86_64 LibreOffice_project/420m0$Build-2</meta:generator>
  </office:meta>
</office:document-meta>
</file>